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39cm" svg:y1="2.27cm" svg:x2="3.739cm" svg:y2="6.715cm">
          <text:p/>
        </draw:line>
        <draw:line draw:style-name="gr1" draw:text-style-name="P1" draw:layer="layout" svg:x1="9.419cm" svg:y1="2.27cm" svg:x2="9.419cm" svg:y2="6.715cm">
          <text:p/>
        </draw:line>
        <draw:frame draw:style-name="gr2" draw:text-style-name="P2" draw:layer="layout" svg:width="1.893cm" svg:height="0.725cm" svg:x="9.419cm" svg:y="2.27cm">
          <draw:text-box>
            <text:p text:style-name="P2"><text:span text:style-name="T1">Agent</text:span></text:p>
          </draw:text-box>
        </draw:frame>
        <draw:frame draw:style-name="gr2" draw:text-style-name="P2" draw:layer="layout" svg:width="2.54cm" svg:height="0.725cm" svg:x="1.635cm" svg:y="2.27cm">
          <draw:text-box>
            <text:p text:style-name="P2"><text:span text:style-name="T1">Manažer</text:span></text:p>
          </draw:text-box>
        </draw:frame>
        <draw:line draw:style-name="gr3" draw:text-style-name="P1" draw:layer="layout" svg:x1="3.739cm" svg:y1="2.905cm" svg:x2="9.419cm" svg:y2="4.175cm">
          <text:p/>
        </draw:line>
        <draw:line draw:style-name="gr3" draw:text-style-name="P1" draw:layer="layout" svg:x1="9.419cm" svg:y1="4.81cm" svg:x2="3.739cm" svg:y2="6.08cm">
          <text:p/>
        </draw:line>
        <draw:frame draw:style-name="gr4" draw:text-style-name="P3" draw:layer="layout" svg:width="3.156cm" svg:height="1.27cm" svg:x="5.001cm" svg:y="2.27cm">
          <draw:text-box>
            <text:p text:style-name="P3"><text:span text:style-name="T2">HTTP POST</text:span></text:p>
            <text:p text:style-name="P3"><text:span text:style-name="T2">(GetRequest)</text:span></text:p>
          </draw:text-box>
        </draw:frame>
        <draw:frame draw:style-name="gr4" draw:text-style-name="P3" draw:layer="layout" svg:width="3.156cm" svg:height="1.27cm" svg:x="5.632cm" svg:y="5.445cm">
          <draw:text-box>
            <text:p text:style-name="P3"><text:span text:style-name="T2">HTTP POST</text:span></text:p>
            <text:p text:style-name="P3"><text:span text:style-name="T2">(GetRespons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2T13:41:03</meta:creation-date>
    <dc:date>2009-02-12T13:55:36</dc:date>
    <meta:editing-cycles>1</meta:editing-cycles>
    <meta:editing-duration>PT14M3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